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00000020022DCB1EB.png" manifest:media-type="image/png"/>
  <manifest:file-entry manifest:full-path="Pictures/100000010000004000000040FB74373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>
      <style:paragraph-properties fo:text-align="center"/>
      <style:text-properties fo:color="#ffffff" loext:opacity="100%" style:font-name="Ubuntu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Ubuntu" fo:font-weight="bold" style:font-weight-asian="bold" style:font-weight-complex="bold"/>
    </style:style>
    <style:style style:name="P4" style:family="paragraph">
      <loext:graphic-properties draw:fill="solid" draw:fill-color="#747474"/>
    </style:style>
    <style:style style:name="P5" style:family="paragraph">
      <loext:graphic-properties draw:fill="solid" draw:fill-color="#3a3a3a"/>
      <style:text-properties fo:color="#ffffff" loext:opacity="100%" style:font-name="Ubuntu" fo:font-weight="bold" style:font-weight-asian="bold" style:font-weight-complex="bold"/>
    </style:style>
    <style:style style:name="T1" style:family="text">
      <style:text-properties fo:color="#ffffff" loext:opacity="100%" style:font-name="Ubuntu" fo:font-size="54pt" fo:font-weight="bold" style:font-size-asian="44pt" style:font-weight-asian="bold" style:font-size-complex="54pt" style:font-weight-complex="bold"/>
    </style:style>
    <style:style style:name="T2" style:family="text">
      <style:text-properties fo:color="#ffffff" loext:opacity="100%" style:font-name="Ubuntu" fo:font-size="22pt" fo:font-weight="bold" style:font-size-asian="20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41.61mm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2" style:family="graphic">
      <style:graphic-properties draw:fill="solid" draw:fill-color="#747474" draw:textarea-horizontal-align="justify" draw:textarea-vertical-align="middle" draw:auto-grow-height="false" fo:min-height="204.98mm" fo:min-width="161.98mm" loext:decorative="false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3" style:family="graphic">
      <style:graphic-properties draw:fill="solid" draw:fill-color="#3a3a3a" draw:textarea-horizontal-align="justify" draw:textarea-vertical-align="middle" draw:auto-grow-height="false" fo:min-height="11.18mm" fo:min-width="161.98mm" loext:decorative="false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0mm" svg:y="0mm" svg:width="11.18mm" svg:height="11.18mm" draw:z-index="1">
        <draw:image xlink:href="Pictures/100000010000004000000040FB74373D.png" xlink:type="simple" xlink:show="embed" xlink:actuate="onLoad" draw:mime-type="image/png"/>
      </draw:frame>
      <draw:custom-shape text:anchor-type="page" text:anchor-page-number="1" draw:z-index="2" draw:name="Shape 2" draw:style-name="gr2" draw:text-style-name="P4" svg:width="161.99mm" svg:height="204.99mm" svg:x="0mm" svg:y="0m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0" draw:name="Shape 1" draw:style-name="gr3" draw:text-style-name="P5" svg:width="161.99mm" svg:height="11.19mm" svg:x="-6.47mm" svg:y="0mm">
        <text:p><text:span text:style-name="T2"><text:s text:c="7"/></text:span><text:span text:style-name="T2">Page title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37.99mm" svg:y="3.95mm" svg:width="86.01mm" svg:height="86.01mm" draw:z-index="3"><draw:image xlink:href="Pictures/10000001000002000000020022DCB1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1" draw:style-name="gr1" draw:text-style-name="P3" svg:width="161.99mm" svg:height="41.62mm" svg:x="0mm" svg:y="1.23mm"><draw:text-box><text:p text:style-name="P2"><text:span text:style-name="T1">Document tit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2mm" fo:page-height="205mm" style:num-format="1" style:print-orientation="portrait" fo:margin-top="0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5:16:17.743341627</meta:creation-date>
    <dc:date>2024-04-30T06:35:57.741097222</dc:date>
    <meta:editing-duration>PT1H19M40S</meta:editing-duration>
    <meta:editing-cycles>2</meta:editing-cycles>
    <meta:generator>LibreOffice/7.6.6.3$MacOSX_AARCH64 LibreOffice_project/d97b2716a9a4a2ce1391dee1765565ea469b0ae7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